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opacity="50%" draw:fill="gradient" draw:fill-gradient-name="Trustin_20_Gradient_20_3" draw:textarea-horizontal-align="justify" draw:textarea-vertical-align="middle" draw:auto-grow-height="false"/>
    </style:style>
    <style:style style:name="gr2" style:family="graphic" style:parent-style-name="standard">
      <style:graphic-properties svg:stroke-opacity="50%" draw:fill="gradient" draw:fill-gradient-name="Trustin_20_Gradient_20_1" draw:textarea-horizontal-align="justify" draw:textarea-vertical-align="middle" draw:auto-grow-height="false"/>
    </style:style>
    <style:style style:name="gr3" style:family="graphic" style:parent-style-name="standard">
      <style:graphic-properties svg:stroke-opacity="50%" draw:fill="gradient" draw:fill-gradient-name="Trustin_20_Gradient_20_4" draw:textarea-horizontal-align="justify" draw:textarea-vertical-align="middle" draw:auto-grow-height="false"/>
    </style:style>
    <style:style style:name="gr4" style:family="graphic" style:parent-style-name="standard">
      <style:graphic-properties svg:stroke-opacity="50%" draw:fill="gradient" draw:fill-gradient-name="Trustin_20_Gradient_20_2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5.215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9.025cm"/>
    </style:style>
    <style:style style:name="gr7" style:family="graphic" style:parent-style-name="standard">
      <style:graphic-properties svg:stroke-opacity="50%" draw:fill="gradient" draw:fill-gradient-name="Linear_20_Gray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43cm" fo:min-width="9.0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rebuchet MS'" style:font-style-name="Normal" style:font-family-generic="swiss" style:font-pitch="variable" fo:font-size="16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666666" fo:font-family="'Trebuchet MS'" style:font-style-name="Normal" style:font-family-generic="swiss" style:font-pitch="variable" fo:font-size="18pt" style:font-size-asian="18pt" style:font-size-complex="18pt"/>
    </style:style>
    <style:style style:name="T1" style:family="text">
      <style:text-properties fo:font-family="'Trebuchet MS'" style:font-style-name="Normal" style:font-family-generic="swiss" style:font-pitch="variable" fo:font-size="16pt" style:font-size-asian="18pt" style:font-size-complex="18pt"/>
    </style:style>
    <style:style style:name="T2" style:family="text">
      <style:text-properties fo:color="#666666" fo:font-family="'Trebuchet MS'" style:font-style-name="Norm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2.54cm" svg:x="2.905cm" svg:y="2.905cm">
          <text:p text:style-name="P1"><text:span text:style-name="T1">Non-blocking NIO</text:span><text:span text:style-name="T1"><text:line-break/></text:span><text:span text:style-name="T1">Socket 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4.765cm" svg:height="1.588cm" svg:x="2.905cm" svg:y="10.96cm">
          <text:p text:style-name="P1"><text:span text:style-name="T1">Universal Communication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4.765cm" svg:height="1.587cm" svg:x="2.905cm" svg:y="12.548cm">
          <text:p text:style-name="P1"><text:span text:style-name="T1">Zero-Copy-Capable Rich Byte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445cm" svg:height="1.905cm" svg:x="23.225cm" svg:y="2.905cm">
          <text:p text:style-name="P1"><text:span text:style-name="T1">SSL / StartT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5cm" svg:height="1.905cm" svg:x="18.78cm" svg:y="2.905cm">
          <text:p text:style-name="P1"><text:span text:style-name="T1">OOM-Proof</text:span><text:span text:style-name="T1"><text:line-break/></text:span><text:span text:style-name="T1">Thread Po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9cm" svg:height="1.905cm" svg:x="9.255cm" svg:y="6.715cm">
          <text:p text:style-name="P1"><text:span text:style-name="T1">Codec 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1.905cm" svg:x="9.255cm" svg:y="4.81cm">
          <text:p text:style-name="P1"><text:span text:style-name="T1">Text Line</text:span><text:span text:style-name="T1"><text:line-break/></text:span><text:span text:style-name="T1">Protocol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1.905cm" svg:x="13.7cm" svg:y="4.81cm">
          <text:p text:style-name="P1"><text:span text:style-name="T1">Binary</text:span><text:span text:style-name="T1"><text:line-break/></text:span><text:span text:style-name="T1">Protocols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715cm" svg:height="0.988cm" svg:x="2.905cm" svg:y="1.917cm">
          <draw:text-box>
            <text:p text:style-name="P3"><text:span text:style-name="T2">Transport Services</text:span></text:p>
          </draw:text-box>
        </draw:frame>
        <draw:frame draw:style-name="gr6" draw:text-style-name="P4" draw:layer="layout" svg:width="8.89cm" svg:height="0.988cm" svg:x="18.78cm" svg:y="1.917cm">
          <draw:text-box>
            <text:p text:style-name="P3"><text:span text:style-name="T2">Security Support</text:span></text:p>
          </draw:text-box>
        </draw:frame>
        <draw:frame draw:style-name="gr6" draw:text-style-name="P4" draw:layer="layout" svg:width="8.89cm" svg:height="0.988cm" svg:x="9.255cm" svg:y="1.917cm">
          <draw:text-box>
            <text:p text:style-name="P3"><text:span text:style-name="T2">Protocol Support</text:span></text:p>
          </draw:text-box>
        </draw:frame>
        <draw:custom-shape draw:style-name="gr1" draw:text-style-name="P2" draw:layer="layout" svg:width="5.715cm" svg:height="2.54cm" svg:x="2.905cm" svg:y="6.08cm">
          <text:p text:style-name="P1"><text:span text:style-name="T1">Blocking Old I/O</text:span><text:span text:style-name="T1"><text:line-break/></text:span><text:span text:style-name="T1">Socket 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4.765cm" svg:height="1.588cm" svg:x="2.905cm" svg:y="9.372cm">
          <text:p text:style-name="P1"><text:span text:style-name="T1">Extensible Even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.445cm" svg:height="0.988cm" draw:transform="rotate (1.5707963267946) translate (1.917cm 14cm)">
          <draw:text-box>
            <text:p text:style-name="P3"><text:span text:style-name="T2">Core</text:span></text:p>
          </draw:text-box>
        </draw:frame>
        <draw:custom-shape draw:style-name="gr4" draw:text-style-name="P2" draw:layer="layout" svg:width="4.445cm" svg:height="1.905cm" svg:x="9.255cm" svg:y="2.905cm">
          <text:p text:style-name="P1"><text:span text:style-name="T1">HTT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45cm" svg:height="1.905cm" svg:x="13.7cm" svg:y="2.905cm">
          <text:p text:style-name="P1"><text:span text:style-name="T1">Google</text:span><text:span text:style-name="T1"><text:line-break/></text:span><text:span text:style-name="T1">Protobuf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45cm" svg:height="1.27cm" svg:x="23.225cm" svg:y="6.08cm">
          <text:p text:style-name="P1"><text:span text:style-name="T1">JBossM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445cm" svg:height="1.27cm" svg:x="23.225cm" svg:y="7.35cm">
          <text:p text:style-name="P1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8.89cm" svg:height="0.988cm" svg:x="18.78cm" svg:y="5.092cm">
          <draw:text-box>
            <text:p text:style-name="P3"><text:span text:style-name="T2">Container Integration</text:span></text:p>
          </draw:text-box>
        </draw:frame>
        <draw:custom-shape draw:style-name="gr7" draw:text-style-name="P2" draw:layer="layout" svg:width="4.445cm" svg:height="1.27cm" svg:x="18.78cm" svg:y="7.35cm">
          <text:p text:style-name="P1"><text:span text:style-name="T1">Sp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445cm" svg:height="1.27cm" svg:x="18.78cm" svg:y="6.08cm">
          <text:p text:style-name="P1"><text:span text:style-name="T1">OSG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445cm" svg:height="1.093cm" draw:transform="rotate (-1.57079632679579) translate (28.763cm 9.49cm)">
          <draw:text-box>
            <text:p text:style-name="P3"><text:span text:style-name="T2">C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Chart_20_3" draw:display-name="Chart 3" draw:style="linear" draw:start-color="#ffffff" draw:end-color="#ffd320" draw:start-intensity="100%" draw:end-intensity="100%" draw:angle="0" draw:border="0%"/>
    <draw:gradient draw:name="Linear_20_Gray" draw:display-name="Linear Gray" draw:style="linear" draw:start-color="#ffffff" draw:end-color="#e6e6e6" draw:start-intensity="100%" draw:end-intensity="100%" draw:angle="0" draw:border="0%"/>
    <draw:gradient draw:name="Radial_20_Gray" draw:display-name="Radial Gray" draw:style="radial" draw:cx="50%" draw:cy="50%" draw:start-color="#cccccc" draw:end-color="#ffffff" draw:start-intensity="100%" draw:end-intensity="100%" draw:border="0%"/>
    <draw:gradient draw:name="Trustin_20_Gradient_20_1" draw:display-name="Trustin Gradient 1" draw:style="linear" draw:start-color="#ffffff" draw:end-color="#aecf00" draw:start-intensity="100%" draw:end-intensity="100%" draw:angle="0" draw:border="0%"/>
    <draw:gradient draw:name="Trustin_20_Gradient_20_2" draw:display-name="Trustin Gradient 2" draw:style="linear" draw:start-color="#ffffff" draw:end-color="#ffd320" draw:start-intensity="100%" draw:end-intensity="100%" draw:angle="0" draw:border="0%"/>
    <draw:gradient draw:name="Trustin_20_Gradient_20_3" draw:display-name="Trustin Gradient 3" draw:style="linear" draw:start-color="#ffffff" draw:end-color="#ff8080" draw:start-intensity="100%" draw:end-intensity="100%" draw:angle="0" draw:border="0%"/>
    <draw:gradient draw:name="Trustin_20_Gradient_20_4" draw:display-name="Trustin Gradient 4" draw:style="linear" draw:start-color="#ffffff" draw:end-color="#cccc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algun Gothic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algun Gothic'" style:font-family-generic="roman" style:font-pitch="variable" fo:font-size="18pt" fo:font-style="normal" fo:text-shadow="none" style:text-underline-style="none" fo:font-weight="normal" style:letter-kerning="true" style:font-family-asian="'Malgun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8-09-24T12:49:26</meta:creation-date>
    <dc:date>2009-04-10T18:54:51</dc:date>
    <meta:editing-cycles>19</meta:editing-cycles>
    <meta:editing-duration>PT01H42M15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